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994c" officeooo:paragraph-rsid="0018994c"/>
    </style:style>
    <style:style style:name="P2" style:family="paragraph" style:parent-style-name="Standard">
      <style:text-properties officeooo:rsid="0019160b" officeooo:paragraph-rsid="0019160b"/>
    </style:style>
    <style:style style:name="P3" style:family="paragraph" style:parent-style-name="Standard">
      <style:text-properties officeooo:rsid="00194e96" officeooo:paragraph-rsid="00194e96"/>
    </style:style>
    <style:style style:name="P4" style:family="paragraph" style:parent-style-name="Standard">
      <style:text-properties officeooo:rsid="0019907a" officeooo:paragraph-rsid="0019907a"/>
    </style:style>
    <style:style style:name="P5" style:family="paragraph" style:parent-style-name="Standard">
      <style:text-properties fo:font-weight="bold" officeooo:rsid="0018994c" officeooo:paragraph-rsid="0018994c" style:font-weight-asian="bold" style:font-weight-complex="bold"/>
    </style:style>
    <style:style style:name="P6" style:family="paragraph" style:parent-style-name="Standard">
      <style:text-properties fo:font-weight="bold" officeooo:rsid="0019907a" officeooo:paragraph-rsid="0019907a" style:font-weight-asian="bold" style:font-weight-complex="bold"/>
    </style:style>
    <style:style style:name="P7" style:family="paragraph" style:parent-style-name="Standard">
      <style:text-properties fo:font-weight="normal" officeooo:rsid="0019907a" officeooo:paragraph-rsid="0019907a" style:font-weight-asian="normal" style:font-weight-complex="normal"/>
    </style:style>
    <style:style style:name="P8" style:family="paragraph" style:parent-style-name="Standard">
      <style:text-properties officeooo:paragraph-rsid="0019907a"/>
    </style:style>
    <style:style style:name="P9" style:family="paragraph" style:parent-style-name="Standard">
      <style:text-properties officeooo:rsid="0019160b" officeooo:paragraph-rsid="0019160b"/>
    </style:style>
    <style:style style:name="P10" style:family="paragraph" style:parent-style-name="Standard">
      <style:text-properties style:text-underline-style="none" officeooo:rsid="0019160b" officeooo:paragraph-rsid="001afde9"/>
    </style:style>
    <style:style style:name="P11" style:family="paragraph" style:parent-style-name="Standard">
      <style:text-properties officeooo:rsid="001c9256" officeooo:paragraph-rsid="001c9256"/>
    </style:style>
    <style:style style:name="P12" style:family="paragraph" style:parent-style-name="Standard">
      <style:text-properties officeooo:rsid="001cb6b2" officeooo:paragraph-rsid="001cb6b2"/>
    </style:style>
    <style:style style:name="P13" style:family="paragraph" style:parent-style-name="Standard">
      <style:text-properties officeooo:rsid="001e5e73" officeooo:paragraph-rsid="001e5e73"/>
    </style:style>
    <style:style style:name="T1" style:family="text">
      <style:text-properties officeooo:rsid="0019907a"/>
    </style:style>
    <style:style style:name="T2" style:family="text">
      <style:text-properties officeooo:rsid="001a77e1"/>
    </style:style>
    <style:style style:name="T3" style:family="text">
      <style:text-properties fo:font-weight="normal" officeooo:rsid="0019907a" style:font-weight-asian="normal" style:font-weight-complex="normal"/>
    </style:style>
    <style:style style:name="T4" style:family="text">
      <style:text-properties fo:font-weight="normal" officeooo:rsid="001a77e1" style:font-weight-asian="normal" style:font-weight-complex="normal"/>
    </style:style>
    <style:style style:name="T5" style:family="text">
      <style:text-properties officeooo:rsid="001afde9"/>
    </style:style>
    <style:style style:name="T6" style:family="text">
      <style:text-properties officeooo:rsid="001cb6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**<text:span text:style-name="T1">Clases</text:span></text:p>
      <text:p text:style-name="P1"/>
      <text:p text:style-name="P1">Casilla</text:p>
      <text:p text:style-name="P1"/>
      <text:p text:style-name="P2">ocupado: boolean </text:p>
      <text:p text:style-name="P12">ficha:Ficha <text:s/>//ficha de la casilla. Si está vacío es null</text:p>
      <text:p text:style-name="P13">posicionX:string</text:p>
      <text:p text:style-name="P13">posicionY:string</text:p>
      <text:p text:style-name="P2"/>
      <text:p text:style-name="P12">cambioOcupado():void <text:s/>//cambia ocupado en función de si tiene ficha o no</text:p>
      <text:p text:style-name="P12">compruebaOcupado():void //comprueba si existe una ficha con la posicion de la casilla. Es decir, </text:p>
      <text:p text:style-name="P12"><text:tab/><text:tab/><text:tab/><text:tab/>//comprueba si está ocupada</text:p>
      <text:p text:style-name="P2"/>
      <text:p text:style-name="P2"/>
      <text:p text:style-name="P2">Ficha</text:p>
      <text:p text:style-name="P2"/>
      <text:p text:style-name="P2">posicion<text:span text:style-name="T5">X</text:span>:string <text:s/></text:p>
      <text:p text:style-name="P10">posicion<text:span text:style-name="T5">Y</text:span>:string</text:p>
      <text:p text:style-name="P2">color:string <text:s text:c="6"/>//color de la ficha</text:p>
      <text:p text:style-name="P2"><text:span text:style-name="T5">viv</text:span>o:boolean //puede estar viva o muerta</text:p>
      <text:p text:style-name="P2"><text:span text:style-name="T5">coronado</text:span>:boolea<text:span text:style-name="T5">n</text:span> <text:s text:c="2"/>//puede ser normal o coronada</text:p>
      <text:p text:style-name="P2"/>
      <text:p text:style-name="P11">mueveFicha():void</text:p>
      <text:p text:style-name="P11">comeFicha():void</text:p>
      <text:p text:style-name="P11">cambioEstado():void</text:p>
      <text:p text:style-name="P11">cambioCoronado():void</text:p>
      <text:p text:style-name="P2"/>
      <text:p text:style-name="P2"/>
      <text:p text:style-name="P2">Tablero</text:p>
      <text:p text:style-name="P2"/>
      <text:p text:style-name="P2"><text:span text:style-name="T6">c</text:span>asillas:<text:span text:style-name="T6">array</text:span> <text:s/>//array de casillas</text:p>
      <text:p text:style-name="P12">fichas:array <text:s text:c="2"/>//array de fichas</text:p>
      <text:p text:style-name="P2"/>
      <text:p text:style-name="P12">crearFichas():void //crea las posiciones iniciales de las fichas y lo mete en el array Fichas</text:p>
      <text:p text:style-name="P12">montarTablero():void //crea el tablero y lo dibuja con las fichas</text:p>
      <text:p text:style-name="P2"/>
      <text:p text:style-name="P2"/>
      <text:p text:style-name="P2">Juego ???</text:p>
      <text:p text:style-name="P2"/>
      <text:p text:style-name="P2">turno:string <text:s text:c="5"/>//indica si el turno es del blamco o del negro</text:p>
      <text:p text:style-name="P2">resultado:string <text:s text:c="2"/>//mensaje con el resultado del juego</text:p>
      <text:p text:style-name="P2">fin:boolean <text:s text:c="4"/>//indica si se terminó la partida</text:p>
      <text:p text:style-name="P2"/>
      <text:p text:style-name="P2">compruebaFichas():boolean <text:s/>//indica si los jugadores tienen al menos una ficha en juego</text:p>
      <text:p text:style-name="P2">compruebaComer():boolean <text:s/>//indica si hay alguna ficha que se pueda comer</text:p>
      <text:p text:style-name="P2">comer():void <text:s text:c="15"/>//come una ficha y mata a la comida</text:p>
      <text:p text:style-name="P2">elegirFicha():Ficha <text:s text:c="4"/>//elige una ficha que se pueda mover entre las existentes</text:p>
      <text:p text:style-name="P2">compruebaMover():boolean <text:s text:c="3"/>//indica si se puede mover la ficha</text:p>
      <text:p text:style-name="P3">mover():void <text:s text:c="12"/>//mueve una ficha</text:p>
      <text:p text:style-name="P3">promocion():void <text:s text:c="5"/>//promociona una ficha si llega a la ultima linea</text:p>
      <text:p text:style-name="P3"/>
      <text:p text:style-name="P3"/>
      <text:p text:style-name="P3"><text:soft-page-break/>jugar():void <text:s text:c="3"/>//es el bucle del juego, que se detendrá cuando la partida acabe</text:p>
      <text:p text:style-name="P3"/>
      <text:p text:style-name="P3"/>
      <text:p text:style-name="P3"/>
      <text:p text:style-name="P3"/>
      <text:p text:style-name="P6">**Come son los turnos</text:p>
      <text:p text:style-name="P6"/>
      <text:p text:style-name="P7">-Comprobar que cada jugador tenga al menos una ficha. Si no, se acaba la partida y el jugador sin fichas pierde.</text:p>
      <text:p text:style-name="P7"/>
      <text:p text:style-name="P7">-Comprobar si hay una ficha que se pueda comer.</text:p>
      <text:p text:style-name="P7"><text:tab/>-Si se puede, obligar a que se coma y matar la ficha comida.</text:p>
      <text:p text:style-name="P7"/>
      <text:p text:style-name="P7"/>
      <text:p text:style-name="P8"><text:span text:style-name="T3">-Si no se puede comer ninguna ficha, elegir una ficha para </text:span><text:span text:style-name="T4">mover</text:span><text:span text:style-name="T3">.</text:span></text:p>
      <text:p text:style-name="P7">-Comprobar que dicha pieza sí se puede <text:span text:style-name="T2">mover</text:span></text:p>
      <text:p text:style-name="P7">-Mover la ficha</text:p>
      <text:p text:style-name="P7"/>
      <text:p text:style-name="P7">-Ya sea que se movió o comió, comprobar si la pieza llegó a la última fila.</text:p>
      <text:p text:style-name="P7"><text:tab/>-Si es así, promocionar esa pieza.</text:p>
      <text:p text:style-name="P7"/>
      <text:p text:style-name="P7">-Cambiar el turno para que juegue el otro jugador.</text:p>
      <text:p text:style-name="P7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9T12:54:40.968000000</meta:creation-date>
    <dc:date>2020-12-30T11:46:09.470000000</dc:date>
    <meta:editing-duration>PT53M1S</meta:editing-duration>
    <meta:editing-cycles>8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46" meta:word-count="308" meta:character-count="2053" meta:non-whitespace-character-count="1713"/>
  </office:meta>
</office:document-meta>
</file>